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 El "Hola Mundo" de Docker</text:p>
      <text:p text:style-name="Standard"/>
      <text:p text:style-name="Standard">Vamos a crear nuestro primer contenedor, para comprobar que todo está funcionando y vamos a explicar el proceso que se va a realizar en la creación del contenedor. <text:s/></text:p>
      <text:p text:style-name="Standard"/>
      <text:p text:style-name="Standard">```bash</text:p>
      <text:p text:style-name="Standard">$ docker run hello-world</text:p>
      <text:p text:style-name="Standard">Unable to find image 'hello-world:latest' locally</text:p>
      <text:p text:style-name="Standard">latest: Pulling from library/hello-world</text:p>
      <text:p text:style-name="Standard">719385e32844: Pull complete </text:p>
      <text:p text:style-name="Standard">Digest: sha256:a13ec89cdf897b3e551bd9f89d499db6ff3a7f44c5b9eb8bca40da20eb4ea1fa</text:p>
      <text:p text:style-name="Standard">Status: Downloaded newer image for hello-world:latest</text:p>
      <text:p text:style-name="Standard"/>
      <text:p text:style-name="Standard">Hello from Docker!</text:p>
      <text:p text:style-name="Standard">This message shows that your installation appears to be working correctly.</text:p>
      <text:p text:style-name="Standard"/>
      <text:p text:style-name="Standard">To generate this message, Docker took the following steps:</text:p>
      <text:p text:style-name="Standard"><text:s/>1. The Docker client contacted the Docker daemon.</text:p>
      <text:p text:style-name="Standard"><text:s/>2. The Docker daemon pulled the "hello-world" image from the Docker Hub.</text:p>
      <text:p text:style-name="Standard"><text:s text:c="4"/>(amd64)</text:p>
      <text:p text:style-name="Standard"><text:s/>3. The Docker daemon created a new container from that image which runs the</text:p>
      <text:p text:style-name="Standard"><text:s text:c="4"/>executable that produces the output you are currently reading.</text:p>
      <text:p text:style-name="Standard"><text:s/>4. The Docker daemon streamed that output to the Docker client, which sent it</text:p>
      <text:p text:style-name="Standard"><text:s text:c="4"/>to your terminal.</text:p>
      <text:p text:style-name="Standard"/>
      <text:p text:style-name="Standard">To try something more ambitious, you can run an Ubuntu container with:</text:p>
      <text:p text:style-name="Standard"><text:s/>$ docker run -it ubuntu bash</text:p>
      <text:p text:style-name="Standard"/>
      <text:p text:style-name="Standard">Share images, automate workflows, and more with a free Docker ID:</text:p>
      <text:p text:style-name="Standard"><text:s/>https://hub.docker.com/</text:p>
      <text:p text:style-name="Standard"/>
      <text:p text:style-name="Standard">For more examples and ideas, visit:</text:p>
      <text:p text:style-name="Standard"><text:s/>https://docs.docker.com/get-started/</text:p>
      <text:p text:style-name="Standard">```</text:p>
      <text:p text:style-name="Standard"/>
      <text:p text:style-name="Standard">Pero, ¿qué es lo que está sucediendo al ejecutar esa orden?:</text:p>
      <text:p text:style-name="Standard"/>
      <text:p text:style-name="Standard">1. El cliente Docker se conecta al demonio Docker y le indica que debe crear un contenedor (`docker run`).</text:p>
      <text:p text:style-name="Standard">2. Al ser la primera vez que se ejecuta un contenedor basado en la imagen `hello-word`, la imagen se descarga del registro público llamado Docker Hub y se guarda en nuestro registro local.</text:p>
      <text:p text:style-name="Standard">3. Se crea el contenedor que ejecuta un comando que muestra el mensaje que hemos leído.</text:p>
      <text:p text:style-name="Standard">4. El mensaje se envía al cliente Docker que nos lo muestra en el terminal.</text:p>
      <text:p text:style-name="Standard"/>
      <text:p text:style-name="Standard">**NOTA**: En realidad todas los comandos del cliente Docker que trabajan con contenedores son subcomandos de `docker container`, pero se puede abreviar omitiendo el comando `container`, es decir estos dos comandos son iguales:</text:p>
      <text:p text:style-name="Standard"/>
      <text:p text:style-name="Standard">```bash</text:p>
      <text:p text:style-name="Standard">$ docker container run ...</text:p>
      <text:p text:style-name="Standard">$ docker run...</text:p>
      <text:p text:style-name="Standard">```</text:p>
      <text:p text:style-name="Standard"><text:soft-page-break/></text:p>
      <text:p text:style-name="Standard">Si listamos los contenedores que se están ejecutando (`docker ps`):</text:p>
      <text:p text:style-name="Standard"/>
      <text:p text:style-name="Standard">```bash</text:p>
      <text:p text:style-name="Standard">$ docker ps</text:p>
      <text:p text:style-name="Standard">CONTAINER ID <text:s text:c="2"/>IMAGE <text:s text:c="8"/>COMMAND <text:s text:c="3"/>CREATED <text:s text:c="8"/>STATUS <text:s text:c="3"/>PORTS <text:s text:c="4"/>NAMES</text:p>
      <text:p text:style-name="Standard"/>
      <text:p text:style-name="Standard">```</text:p>
      <text:p text:style-name="Standard">Comprobamos que este contenedor no se está ejecutando. **Un contenedor ejecuta un proceso y cuando termina la ejecución, el contenedor se para.**</text:p>
      <text:p text:style-name="Standard"/>
      <text:p text:style-name="Standard">Para ver los contenedores que no se están ejecutando (observa que se ha asignado un nombre aleatorio al contenedor), ejecutamos:</text:p>
      <text:p text:style-name="Standard"/>
      <text:p text:style-name="Standard">```bash</text:p>
      <text:p text:style-name="Standard">$ docker ps -a</text:p>
      <text:p text:style-name="Standard">CONTAINER ID <text:s text:c="2"/>IMAGE <text:s text:c="8"/>COMMAND <text:s text:c="3"/>CREATED <text:s text:c="9"/>STATUS <text:s text:c="19"/>PORTS <text:s text:c="4"/>NAMES</text:p>
      <text:p text:style-name="Standard">e5ea0c675f71 <text:s text:c="2"/>hello-world <text:s text:c="2"/>"/hello" <text:s text:c="2"/>31 seconds ago <text:s text:c="2"/>Exited (0) 29 seconds ago <text:s text:c="10"/>quirky_hellman</text:p>
      <text:p text:style-name="Standard">```</text:p>
      <text:p text:style-name="Standard"/>
      <text:p text:style-name="Standard">Como podemos observar el script que ha ejecutado el contenedor se llama `/hello`.</text:p>
      <text:p text:style-name="Standard"/>
      <text:p text:style-name="Standard">Para eliminar el contenedor podemos identificarlo con su `id`:</text:p>
      <text:p text:style-name="Standard"/>
      <text:p text:style-name="Standard">```bash</text:p>
      <text:p text:style-name="Standard">$ docker rm e5ea0c675f71</text:p>
      <text:p text:style-name="Standard">```</text:p>
      <text:p text:style-name="Standard"/>
      <text:p text:style-name="Standard">o con su nombre:</text:p>
      <text:p text:style-name="Standard"/>
      <text:p text:style-name="Standard">```bash</text:p>
      <text:p text:style-name="Standard">$ docker rm quirky_hellman</text:p>
      <text:p text:style-name="Standard">```</text:p>
      <text:p text:style-name="Standard"/>
      <text:p text:style-name="Standard">## Creación de contenedores sin ejecutarlos</text:p>
      <text:p text:style-name="Standard"/>
      <text:p text:style-name="Standard">De manera habitual vamos a usar `docker run` para crear y ejecutar un contenedor. Podríamos también crear un contenedor que no se ejecute y posteriormente dar la orden de ejecución. Vamos a observar que la creación de este segundo contenedor será mucho más rápida ya que tenemos la imagen descargada en nuestro registro local. Para crear un contenedor y no iniciar su ejecución utilizaremos el comando `docker create`:</text:p>
      <text:p text:style-name="Standard"/>
      <text:p text:style-name="Standard">```bash</text:p>
      <text:p text:style-name="Standard">$ docker create hello-world</text:p>
      <text:p text:style-name="Standard">```</text:p>
      <text:p text:style-name="Standard"/>
      <text:p text:style-name="Standard"/>
      <text:p text:style-name="P1"/>
      <text:p text:style-name="Standard">Podemos ver que el contenedor está creado pero no en ejecución:</text:p>
      <text:p text:style-name="Standard"/>
      <text:p text:style-name="Standard"/>
      <text:p text:style-name="Standard">```bash</text:p>
      <text:p text:style-name="Standard">$ docker ps -a</text:p>
      <text:p text:style-name="Standard">CONTAINER ID <text:s text:c="2"/>IMAGE <text:s text:c="8"/>COMMAND <text:s text:c="3"/>CREATED <text:s text:c="8"/>STATUS <text:s text:c="3"/>PORTS <text:s text:c="4"/>NAMES</text:p>
      <text:p text:style-name="Standard">590ac3f01de5 <text:s text:c="2"/>hello-world <text:s text:c="2"/>"/hello" <text:s text:c="2"/>6 seconds ago <text:s text:c="2"/>Created <text:s text:c="12"/>focused_morse</text:p>
      <text:p text:style-name="Standard">```</text:p>
      <text:p text:style-name="Standard"/>
      <text:p text:style-name="Standard">Podemos iniciar la ejecución de este contenedor usando `docker start -a`. La opción `-a` nos permite conectar a la salida estándar del contenedor y poder ver en nuestro terminal la salida.</text:p>
      <text:p text:style-name="Standard"/>
      <text:p text:style-name="Standard">```bash</text:p>
      <text:p text:style-name="Standard">$ docker start -a focused_morse</text:p>
      <text:p text:style-name="Standard"/>
      <text:p text:style-name="Standard">Hello from Docker!</text:p>
      <text:p text:style-name="Standard">...</text:p>
      <text:p text:style-name="Standard">```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3:44:20.674000000</meta:creation-date>
    <dc:date>2024-06-18T13:45:39.192000000</dc:date>
    <meta:editing-duration>PT1M18S</meta:editing-duration>
    <meta:editing-cycles>1</meta:editing-cycles>
    <meta:document-statistic meta:table-count="0" meta:image-count="0" meta:object-count="0" meta:page-count="3" meta:paragraph-count="74" meta:word-count="603" meta:character-count="3958" meta:non-whitespace-character-count="3268"/>
    <meta:generator>LibreOffice/24.2.3.2$Windows_X86_64 LibreOffice_project/433d9c2ded56988e8a90e6b2e771ee4e6a5ab2ba</meta:generator>
  </office:meta>
</office:document-meta>
</file>